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0701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6.0307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1.26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dialog_name</text:p>
          </table:table-cell>
          <table:table-cell table:style-name="ce1" office:value-type="string">
            <text:p>fade_in</text:p>
          </table:table-cell>
          <table:table-cell table:style-name="ce1" office:value-type="string">
            <text:p>fade_out</text:p>
          </table:table-cell>
          <table:table-cell table:style-name="ce1" office:value-type="string">
            <text:p>enemy_speaking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body</text:p>
          </table:table-cell>
          <table:table-cell table:style-name="ce1" office:value-type="string">
            <text:p>picture</text:p>
          </table:table-cell>
          <table:table-cell table:style-name="ce1" office:value-type="string">
            <text:p>next</text:p>
          </table:table-cell>
        </table:table-row>
        <table:table-row table:style-name="ro1">
          <table:table-cell office:value-type="string">
            <text:p>Dial_V3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ptain_Ellias</text:p>
          </table:table-cell>
          <table:table-cell office:value-type="string">
            <text:p>Wisteria[COMA]_your_vagrancy_ends_here._Surrender_now!</text:p>
          </table:table-cell>
          <table:table-cell office:value-type="string">
            <text:p>Assets/2D/Dialogs/Captain.png</text:p>
          </table:table-cell>
          <table:table-cell office:value-type="string">
            <text:p>Dial_V3_02</text:p>
          </table:table-cell>
        </table:table-row>
        <table:table-row table:style-name="ro1">
          <table:table-cell office:value-type="string">
            <text:p>Dial_V3_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Yeah[COMA]_right._I'm_in_sort_of_a_hurry_so[COMA]_just_let_me_pass[COMA]_okay?</text:p>
          </table:table-cell>
          <table:table-cell office:value-type="string">
            <text:p>Assets/2D/Dialogs/Katyusha.png</text:p>
          </table:table-cell>
          <table:table-cell office:value-type="string">
            <text:p>Dial_V3_03</text:p>
          </table:table-cell>
        </table:table-row>
        <table:table-row table:style-name="ro1">
          <table:table-cell office:value-type="string">
            <text:p>Dial_V3_0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I_see...so_there_is_no_point_trying_to_talk_you_into_reason._Guards[COMA]_get_her!</text:p>
          </table:table-cell>
          <table:table-cell office:value-type="string">
            <text:p>Assets/2D/Dialogs/Captain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Wister!_Don't_you_make_a_move[COMA]_rogue._You_are_under_arrest.</text:p>
          </table:table-cell>
          <table:table-cell office:value-type="string">
            <text:p>Assets/2D/Dialogs/Captain.png</text:p>
          </table:table-cell>
          <table:table-cell office:value-type="string">
            <text:p>Dial_Hub_Intro_02</text:p>
          </table:table-cell>
        </table:table-row>
        <table:table-row table:style-name="ro1">
          <table:table-cell office:value-type="string">
            <text:p>Dial_Hub_Intro_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Try_and_catch_me?</text:p>
          </table:table-cell>
          <table:table-cell office:value-type="string">
            <text:p>Assets/2D/Dialogs/Katyusha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You_have_no_chance_of_surviving_through_this_asteroid_field.</text:p>
          </table:table-cell>
          <table:table-cell office:value-type="string">
            <text:p>Assets/2D/Dialogs/Captain.png</text:p>
          </table:table-cell>
          <table:table-cell office:value-type="string">
            <text:p>Dial_Hub_Intro_04</text:p>
          </table:table-cell>
        </table:table-row>
        <table:table-row table:style-name="ro1">
          <table:table-cell office:value-type="string">
            <text:p>Dial_Hub_Intro_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Let_us_see_if_that's_true[COMA]_Captain.</text:p>
          </table:table-cell>
          <table:table-cell office:value-type="string">
            <text:p>Assets/2D/Dialogs/Katyusha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ptain_Ellias</text:p>
          </table:table-cell>
          <table:table-cell office:value-type="string">
            <text:p>Ahaha_that's_a_stupid_move_Wisteria._At_all_ships[COMA]_FIRE_AT_WILL!!!</text:p>
          </table:table-cell>
          <table:table-cell office:value-type="string">
            <text:p>Assets/2D/Dialogs/Captain.png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3/27/2016</text:date>, <text:time>16:2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21S</meta:editing-duration>
    <meta:editing-cycles>27</meta:editing-cycles>
    <meta:generator>OpenOffice/4.1.1$Win32 OpenOffice.org_project/411m6$Build-9775</meta:generator>
    <dc:date>2016-03-27T16:21:31.81</dc:date>
    <dc:creator>Wister </dc:creator>
    <meta:document-statistic meta:table-count="3" meta:cell-count="81" meta:object-count="0"/>
    <meta:user-defined meta:name="Info 1"/>
    <meta:user-defined meta:name="Info 2"/>
    <meta:user-defined meta:name="Info 3"/>
    <meta:user-defined meta:name="Info 4"/>
  </office:meta>
</office:document-meta>
</file>